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c5d0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5d0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weight="normal" officeooo:rsid="001c637f" officeooo:paragraph-rsid="001ed758" style:font-weight-asian="normal" style:font-weight-complex="normal"/>
    </style:style>
    <style:style style:name="P4" style:family="paragraph" style:parent-style-name="Standard" style:list-style-name="L1">
      <style:text-properties officeooo:rsid="001c637f" officeooo:paragraph-rsid="001ed758"/>
    </style:style>
    <style:style style:name="P5" style:family="paragraph" style:parent-style-name="Standard" style:list-style-name="L1">
      <style:text-properties fo:font-weight="normal" officeooo:rsid="001ed758" officeooo:paragraph-rsid="001ed758" style:font-weight-asian="normal" style:font-weight-complex="normal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1ed758" officeooo:paragraph-rsid="001ed758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Arial"/>
    </style:style>
    <style:style style:name="T4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style:text-underline-style="none" fo:font-weight="bold" style:font-weight-asian="bold" style:font-weight-complex="bold"/>
    </style:style>
    <style:style style:name="T8" style:family="text">
      <style:text-properties style:font-name="Arial" style:text-underline-style="none" fo:font-weight="normal" officeooo:rsid="001ed758" style:font-weight-asian="normal" style:font-weight-complex="normal"/>
    </style:style>
    <style:style style:name="T9" style:family="text">
      <style:text-properties style:font-name="Arial" style:text-underline-style="none" officeooo:rsid="001f0e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ar desempeño encuestadores:</text:p>
      <text:p text:style-name="P2"/>
      <text:p text:style-name="P3"><text:span text:style-name="T2">-</text:span><text:span text:style-name="T1">Curso normal:</text:span></text:p>
      <text:list xml:id="list6686056416781796801" text:style-name="L1">
        <text:list-item>
          <text:p text:style-name="P4"><text:span text:style-name="T4">Sistema</text:span><text:span text:style-name="T7"> </text:span><text:span text:style-name="T8">lista encuestadores.</text:span></text:p>
        </text:list-item>
        <text:list-item>
          <text:p text:style-name="P5"><text:span text:style-name="T5">Administrador </text:span><text:span text:style-name="T3">selecciona encuestador deseado.</text:span><text:span text:style-name="T5"> </text:span></text:p>
        </text:list-item>
        <text:list-item>
          <text:p text:style-name="P6"><text:span text:style-name="T3">Sistema</text:span><text:span text:style-name="T6"> recopila datos de todas las llamadas del encuestador.</text:span></text:p>
        </text:list-item>
        <text:list-item>
          <text:p text:style-name="P6"><text:span text:style-name="T3">Sistema</text:span><text:span text:style-name="T6"> genera </text:span><text:span text:style-name="T9">y muestra </text:span><text:span text:style-name="T6"><text:s/>estadísticas a partir de estos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11-06T18:46:44.178429009</dc:date>
    <meta:editing-duration>PT19M3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5" meta:character-count="252" meta:non-whitespace-character-count="225"/>
  </office:meta>
</office:document-meta>
</file>